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ruthTable" style:family="table">
      <style:table-properties style:width="6.925in" table:align="margins"/>
    </style:style>
    <style:style style:name="TruthTable.A" style:family="table-column">
      <style:table-column-properties style:column-width="1.3847in" style:rel-column-width="13107*"/>
    </style:style>
    <style:style style:name="Truth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uthTable.E1" style:family="table-cell">
      <style:table-cell-properties fo:padding="0.0382in" fo:border="0.05pt solid #000000"/>
    </style:style>
    <style:style style:name="TruthTable.A2" style:family="table-cell">
      <style:table-cell-properties fo:padding="0.0382in" fo:border-left="0.05pt solid #000000" fo:border-right="none" fo:border-top="none" fo:border-bottom="0.05pt solid #000000"/>
    </style:style>
    <style:style style:name="Truth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894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8944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9c2a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9f17e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9442"/>
    </style:style>
    <style:style style:name="P6" style:family="paragraph" style:parent-style-name="Table_20_Contents">
      <style:paragraph-properties fo:text-align="start" style:justify-single-word="false"/>
      <style:text-properties officeooo:paragraph-rsid="0009c2a1"/>
    </style:style>
    <style:style style:name="P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officeooo:paragraph-rsid="0009c2a1" fo:background-color="#ffffff"/>
    </style:style>
    <style:style style:name="P8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lab for Lab 1</text:p>
      <text:p text:style-name="P2"/>
      <text:p text:style-name="P2">7. Truth table for the Sensor Error Detector:-</text:p>
      <table:table table:name="TruthTable" table:style-name="TruthTable">
        <table:table-column table:style-name="TruthTable.A" table:number-columns-repeated="5"/>
        <table:table-row>
          <table:table-cell table:style-name="TruthTable.A1" office:value-type="string">
            <text:p text:style-name="P5">I4 (Lowest Priority with I3)</text:p>
          </table:table-cell>
          <table:table-cell table:style-name="TruthTable.A1" office:value-type="string">
            <text:p text:style-name="P5">I3 (Lowest Priority with I4)</text:p>
          </table:table-cell>
          <table:table-cell table:style-name="TruthTable.A1" office:value-type="string">
            <text:p text:style-name="P5">I2 (Second low priority)</text:p>
          </table:table-cell>
          <table:table-cell table:style-name="TruthTable.A1" office:value-type="string">
            <text:p text:style-name="P5">I1 (High priority)</text:p>
          </table:table-cell>
          <table:table-cell table:style-name="TruthTable.E1" office:value-type="string">
            <text:p text:style-name="P5">Output (F)</text:p>
          </table:table-cell>
        </table:table-row>
        <table:table-row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0</text:p>
          </table:table-cell>
        </table:table-row>
        <table:table-row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0</text:p>
          </table:table-cell>
        </table:table-row>
        <table:table-row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0</text:p>
          </table:table-cell>
        </table:table-row>
        <table:table-row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0</text:p>
          </table:table-cell>
        </table:table-row>
        <table:table-row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0</text:p>
          </table:table-cell>
        </table:table-row>
        <table:table-row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1</text:p>
          </table:table-cell>
        </table:table-row>
        <table:table-row>
          <table:table-cell table:style-name="TruthTable.A2" office:value-type="string">
            <text:p text:style-name="P5">0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1</text:p>
          </table:table-cell>
        </table:table-row>
        <table:table-row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1</text:p>
          </table:table-cell>
          <table:table-cell table:style-name="TruthTable.A2" office:value-type="string">
            <text:p text:style-name="P5">0</text:p>
          </table:table-cell>
          <table:table-cell table:style-name="TruthTable.E2" office:value-type="string">
            <text:p text:style-name="P5">1</text:p>
          </table:table-cell>
        </table:table-row>
        <table:table-row>
          <table:table-cell table:style-name="TruthTable.A2" office:value-type="string">
            <text:p text:style-name="P5">X</text:p>
          </table:table-cell>
          <table:table-cell table:style-name="TruthTable.A2" office:value-type="string">
            <text:p text:style-name="P5">X</text:p>
          </table:table-cell>
          <table:table-cell table:style-name="TruthTable.A2" office:value-type="string">
            <text:p text:style-name="P5">X</text:p>
          </table:table-cell>
          <table:table-cell table:style-name="TruthTable.A2" office:value-type="string">
            <text:p text:style-name="P5">1</text:p>
          </table:table-cell>
          <table:table-cell table:style-name="TruthTable.E2" office:value-type="string">
            <text:p text:style-name="P5">1</text:p>
          </table:table-cell>
        </table:table-row>
      </table:table>
      <text:p text:style-name="P2"/>
      <text:p text:style-name="P2"/>
      <text:p text:style-name="P3">K-map: </text:p>
      <text:p text:style-name="P3"><draw:path text:anchor-type="paragraph" draw:z-index="1" draw:style-name="gr1" draw:text-style-name="P8" svg:width="1.8154in" svg:height="0.5142in" svg:x="2.7476in" svg:y="0.7354in" svg:viewBox="0 0 4612 1307" svg:d="m293 132c302 6 593 99 900 80 294-19 580 97 873 132 271 33 550-30 820 53 261 80 688 245 820 0 216-400 436-376 715-344 328 37 135 527 132 794-5 363-416 349-662 344-264-6-531 0-793 0-267 0-531 0-794 0-266 0-533-7-794 0-266 7-520 53-794 53-269 0-751 248-714-239 21-271 111-527 106-793l264-212 80 185"><text:p/></draw:path><draw:path text:anchor-type="paragraph" draw:z-index="2" draw:style-name="gr1" draw:text-style-name="P8" svg:width="1.6016in" svg:height="0.6421in" draw:transform="rotate (0.124441975667196) translate (2.71682343962359in 1.08055165018175in)" svg:viewBox="0 0 4069 1632" svg:d="m294 7c274 11 551 3 824 23 260 19 528 43 787 98 268 58 541 82 811 128 261 45 557-7 781 151 184 130 751-108 515 358-123 242 35 591-151 781-191 196-533 1-794-46-273-49-543-82-811-128-262-45-529-47-781-151-246-102-536-35-784-125-238-86-898 98-627-318 223-343-49-563 282-765l109-13"><text:p/></draw:path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I1'.I2'</text:p>
          </table:table-cell>
          <table:table-cell table:style-name="Table1.A1" office:value-type="string">
            <text:p text:style-name="P6">I1.I2'</text:p>
          </table:table-cell>
          <table:table-cell table:style-name="Table1.A1" office:value-type="string">
            <text:p text:style-name="P6">I1.I2</text:p>
          </table:table-cell>
          <table:table-cell table:style-name="Table1.E1" office:value-type="string">
            <text:p text:style-name="P6"><draw:path text:anchor-type="paragraph" draw:z-index="0" draw:style-name="gr1" draw:text-style-name="P8" svg:width="2.0646in" svg:height="1.061in" svg:x="-1.4374in" svg:y="0.1626in" svg:viewBox="0 0 5245 2696" svg:d="m566 314c272 27 545 64 820 80s545 102 820 132c270 29 546 21 821 26 266 5 527 43 793-132 223-146 519-125 794-132 339-9 551 324 529 608-20 274 22 545 27 821 5 259 167 552 0 793-194 280-526 163-794 159-266-3-531-12-794-26-282-16-569 31-846-53-267-82-542-25-821-80-269-53-546 0-820 0-266 0-548 90-794 0-334-123-243-554-238-846 5-269-49-530-53-794-3-268-65-602 159-794 291-249 524 192 820 212v106"><text:p/></draw:path>I1.I2'</text:p>
          </table:table-cell>
        </table:table-row>
        <table:table-row>
          <table:table-cell table:style-name="Table1.A2" office:value-type="string">
            <text:p text:style-name="P6">I3'.I4'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I3'.I4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1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I3.I4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1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I3.I4'</text:p>
          </table:table-cell>
          <table:table-cell table:style-name="Table1.A2" office:value-type="string">
            <text:p text:style-name="P6">0</text:p>
          </table:table-cell>
          <table:table-cell table:style-name="Table1.C2" office:value-type="string">
            <text:p text:style-name="P6">1</text:p>
          </table:table-cell>
          <table:table-cell table:style-name="Table1.C2" office:value-type="string">
            <text:p text:style-name="P6">1</text:p>
          </table:table-cell>
          <table:table-cell table:style-name="Table1.E2" office:value-type="string">
            <text:p text:style-name="P7">1</text:p>
          </table:table-cell>
        </table:table-row>
      </table:table>
      <text:p text:style-name="P3"/>
      <text:p text:style-name="P3">Sum of Products realization of F (Sensor Error Detector): F(I1,I2,I3,I4) = I1 + (I2 . I3) + (I2 . I4)</text:p>
      <text:p text:style-name="P3"/>
      <text:p text:style-name="P3"/>
      <text:p text:style-name="P3"/>
      <text:p text:style-name="P4">8.</text:p>
      <text:p text:style-name="P4"/>
      <text:p text:style-name="P4">Moore state transition diagram for “1101” detector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4-09-02T22:14:49</meta:creation-date>
    <meta:generator>LibreOffice/4.0.4.2$Linux_X86_64 LibreOffice_project/400m0$Build-2</meta:generator>
    <dc:date>2014-09-02T22:35:58</dc:date>
    <dc:creator>Mentor Graphics</dc:creator>
    <meta:editing-duration>PT16M28S</meta:editing-duration>
    <meta:editing-cycles>3</meta:editing-cycles>
    <meta:document-statistic meta:table-count="2" meta:image-count="0" meta:object-count="0" meta:page-count="1" meta:paragraph-count="80" meta:word-count="129" meta:character-count="441" meta:non-whitespace-character-count="391"/>
  </office:meta>
</office:document-meta>
</file>